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1.png" manifest:media-type="image/png"/>
  <manifest:file-entry manifest:full-path="media/image16.png" manifest:media-type="image/png"/>
  <manifest:file-entry manifest:full-path="media/image1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20pt" style:font-size-asian="20pt" style:font-size-complex="20pt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3" style:parent-style-name="Standard" style:family="paragraph">
      <style:paragraph-properties>
        <style:tab-stops>
          <style:tab-stop style:type="left" style:position="0.725in"/>
        </style:tab-stops>
      </style:paragraph-properties>
      <style:text-properties fo:font-weight="bold" style:font-weight-asian="bold" style:font-weight-complex="bold" fo:font-size="20pt" style:font-size-asian="20pt" style:font-size-complex="20pt"/>
    </style:style>
    <style:style style:name="P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2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2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3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3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4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4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4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5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6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6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6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6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7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7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8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8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8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9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9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9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9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9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9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9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9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9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9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0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0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0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1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1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1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1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2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2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2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2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3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3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3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3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4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4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4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4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4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4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4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4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4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4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5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5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5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5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5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5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5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5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5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5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6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6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6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6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6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6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6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6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6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6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7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7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7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7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7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7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7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7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7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7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8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8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8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8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8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8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8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8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8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8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9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9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9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9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9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9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9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9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9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9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0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0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0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0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0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0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0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0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0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0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1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1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1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1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1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1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1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1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1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21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22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2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2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2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2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2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2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2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2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2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3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3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3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3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3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3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3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3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3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23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24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4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4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4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4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24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24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4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4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4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5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5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5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5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5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5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5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5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5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5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6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6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6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6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6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6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6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6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6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6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7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7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7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27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27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7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7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7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7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7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8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8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8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8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8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8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8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8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8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8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9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9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9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9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9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29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29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9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9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9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0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0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0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0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30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30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0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0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0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0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1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1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1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1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1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1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1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1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1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1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32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32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2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2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2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32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family="graphic" style:name="a2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2.79637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.99094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none" fo:background-color="transparent" style:wrap="parallel" style:wrap-contour="false" fo:clip="rect(0in, 1.12284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6" style:parent-style-name="Graphics">
      <style:graphic-properties fo:border="none" fo:background-color="transparent" style:wrap="parallel" style:wrap-contour="false" fo:clip="rect(0in, 2.95743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7" style:parent-style-name="Graphics">
      <style:graphic-properties fo:border="none" fo:background-color="transparent" style:wrap="parallel" style:wrap-contour="false" fo:clip="rect(0in, 0.86181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.6312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Assignment No:-1</text:p>
      <text:p text:style-name="P2"/>
      <text:p text:style-name="P3"><text:tab/></text:p>
      <text:p text:style-name="P4">1)man:-</text:p>
      <text:p text:style-name="P5"/>
      <text:p text:style-name="P6">Command:- man cal(Command to get help about commands).</text:p>
      <text:p text:style-name="Standard"><text:span text:style-name="T7"><draw:frame draw:z-index="251673600" draw:style-name="a0" draw:name="Image2" text:anchor-type="paragraph" svg:x="-0.01378in" svg:y="0.20354in" svg:width="9.79843in" svg:height="5.69094in" style:rel-width="scale" style:rel-height="scale"><draw:image xlink:href="media/image1.png" xlink:type="simple" xlink:show="embed" xlink:actuate="onLoad"/><svg:title/><svg:desc/></draw:frame></text:span></text:p>
      <text:p text:style-name="P8"/>
      <text:p text:style-name="P9"/>
      <text:p text:style-name="P10">2)uname:-</text:p>
      <text:p text:style-name="P11"/>
      <text:p text:style-name="P12">command:-uname(Print System information).</text:p>
      <text:p text:style-name="Standard"><text:span text:style-name="T13"><draw:frame draw:z-index="251674624" draw:style-name="a1" draw:name="Image1" text:anchor-type="paragraph" svg:x="0.15276in" svg:y="0.19291in" svg:width="5in" svg:height="0.72913in" style:rel-width="scale" style:rel-height="scale"><draw:image xlink:href="media/image2.png" xlink:type="simple" xlink:show="embed" xlink:actuate="onLoad"/><svg:title/><svg:desc/></draw:frame></text:span></text:p>
      <text:p text:style-name="P14"/>
      <text:p text:style-name="P15"/>
      <text:p text:style-name="P16"/>
      <text:p text:style-name="P17"/>
      <text:p text:style-name="P18"/>
      <text:p text:style-name="P19">3)pwd:-</text:p>
      <text:p text:style-name="P20"/>
      <text:p text:style-name="P21">command:-pwd(Print current directory).</text:p>
      <text:p text:style-name="P22"/>
      <text:p text:style-name="Standard"><text:span text:style-name="T23"><draw:frame draw:z-index="251640832" draw:style-name="a2" draw:name="Image3" text:anchor-type="paragraph" svg:x="0.02795in" svg:y="0in" svg:width="5in" svg:height="0.72913in" style:rel-width="scale" style:rel-height="scale"><draw:image xlink:href="media/image3.png" xlink:type="simple" xlink:show="embed" xlink:actuate="onLoad"/><svg:title/><svg:desc/></draw:frame></text:span></text:p>
      <text:p text:style-name="P24"/>
      <text:p text:style-name="P25"/>
      <text:p text:style-name="P26"/>
      <text:p text:style-name="P27"/>
      <text:p text:style-name="P28">4)hostname:-</text:p>
      <text:p text:style-name="P29"/>
      <text:p text:style-name="P30">command:-hostname(Print IP address and hostname of the machine)</text:p>
      <text:p text:style-name="P31"/>
      <text:p text:style-name="Standard"><text:span text:style-name="T32"><draw:frame draw:z-index="251641856" draw:style-name="a3" draw:name="Image4" text:anchor-type="paragraph" svg:x="0.02795in" svg:y="0in" svg:width="5in" svg:height="0.72913in" style:rel-width="scale" style:rel-height="scale"><draw:image xlink:href="media/image4.png" xlink:type="simple" xlink:show="embed" xlink:actuate="onLoad"/><svg:title/><svg:desc/></draw:frame></text:span></text:p>
      <text:p text:style-name="P33"/>
      <text:p text:style-name="P34"/>
      <text:p text:style-name="P35"/>
      <text:p text:style-name="P36">5)date:-</text:p>
      <text:p text:style-name="P37"/>
      <text:p text:style-name="P38">command:-date(Find today’s date)</text:p>
      <text:p text:style-name="P39"/>
      <text:p text:style-name="Standard"><text:span text:style-name="T40"><draw:frame draw:z-index="251642880" draw:style-name="a4" draw:name="Image5" text:anchor-type="paragraph" svg:x="0.02795in" svg:y="0in" svg:width="5in" svg:height="0.80197in" style:rel-width="scale" style:rel-height="scale"><draw:image xlink:href="media/image5.png" xlink:type="simple" xlink:show="embed" xlink:actuate="onLoad"/><svg:title/><svg:desc/></draw:frame></text:span></text:p>
      <text:p text:style-name="P41"/>
      <text:p text:style-name="P42"/>
      <text:p text:style-name="P43"/>
      <text:p text:style-name="P44"/>
      <text:p text:style-name="P45">6)cal:-</text:p>
      <text:p text:style-name="P46"/>
      <text:p text:style-name="P47">command:-cal(Print calendar for current year)</text:p>
      <text:p text:style-name="P48"/>
      <text:p text:style-name="Standard"><text:span text:style-name="T49"><draw:frame draw:z-index="251643904" draw:style-name="a5" draw:name="Image6" text:anchor-type="paragraph" svg:x="0.0752in" svg:y="0in" svg:width="4.55197in" svg:height="1.7811in" style:rel-width="scale" style:rel-height="scale"><draw:image xlink:href="media/image6.png" xlink:type="simple" xlink:show="embed" xlink:actuate="onLoad"/><svg:title/><svg:desc/></draw:frame></text:span></text:p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>7)ls, dir:-</text:p>
      <text:p text:style-name="P59"/>
      <text:p text:style-name="P60">commnad:-ls,dir(See directory structure)</text:p>
      <text:p text:style-name="P61"/>
      <text:p text:style-name="Standard"><text:span text:style-name="T62"><draw:frame draw:z-index="251668480" draw:style-name="a6" draw:name="Image7" text:anchor-type="paragraph" svg:x="0in" svg:y="0in" svg:width="9.63543in" svg:height="2.01024in" style:rel-width="scale" style:rel-height="scale"><draw:image xlink:href="media/image7.png" xlink:type="simple" xlink:show="embed" xlink:actuate="onLoad"/><svg:title/><svg:desc/></draw:frame></text:span></text:p>
      <text:p text:style-name="Standard"><text:span text:style-name="T63"><draw:frame draw:z-index="251669504" draw:style-name="a7" draw:name="Image8" text:anchor-type="paragraph" svg:x="0.17717in" svg:y="0.11457in" svg:width="9.93465in" svg:height="1.22913in" style:rel-width="scale" style:rel-height="scale"><draw:image xlink:href="media/image8.png" xlink:type="simple" xlink:show="embed" xlink:actuate="onLoad"/><svg:title/><svg:desc/></draw:frame></text:span></text:p>
      <text:p text:style-name="P64"/>
      <text:p text:style-name="P65"/>
      <text:p text:style-name="P66">8)cat:-</text:p>
      <text:p text:style-name="P67"/>
      <text:p text:style-name="P68">command:-cat&gt;Test.txt(create file)</text:p>
      <text:p text:style-name="Standard"><text:span text:style-name="T69"><draw:frame draw:z-index="251644928" draw:style-name="a8" draw:name="Image9" text:anchor-type="paragraph" svg:x="-0.22205in" svg:y="0.18268in" svg:width="10.80276in" svg:height="1.22165in" style:rel-width="scale" style:rel-height="scale"><draw:image xlink:href="media/image9.png" xlink:type="simple" xlink:show="embed" xlink:actuate="onLoad"/><svg:title/><svg:desc/></draw:frame></text:span></text:p>
      <text:p text:style-name="P70"/>
      <text:p text:style-name="P71"/>
      <text:p text:style-name="P72"/>
      <text:p text:style-name="P73"/>
      <text:p text:style-name="P74"/>
      <text:p text:style-name="P75">9)cat &gt;&gt;:-</text:p>
      <text:p text:style-name="P76"/>
      <text:p text:style-name="P77">command:- cat&gt;&gt;Test.txt(Append some text into existing file)</text:p>
      <text:p text:style-name="P78"/>
      <text:p text:style-name="Standard"><text:span text:style-name="T79"><draw:frame draw:z-index="251645952" draw:style-name="a9" draw:name="Image10" text:anchor-type="paragraph" svg:x="-0.26378in" svg:y="0in" svg:width="10.62559in" svg:height="2.23976in" style:rel-width="scale" style:rel-height="scale"><draw:image xlink:href="media/image10.png" xlink:type="simple" xlink:show="embed" xlink:actuate="onLoad"/><svg:title/><svg:desc/></draw:frame></text:span></text:p>
      <text:p text:style-name="P80"/>
      <text:p text:style-name="P81">10)cp:-</text:p>
      <text:p text:style-name="P82"/>
      <text:p text:style-name="P83">command:-(Copy a file, Copy a directory)</text:p>
      <text:p text:style-name="P84"/>
      <text:p text:style-name="P85">Copy a file:-</text:p>
      <text:p text:style-name="P86"/>
      <text:p text:style-name="Standard"><text:span text:style-name="T87"><draw:frame draw:z-index="251646976" draw:style-name="a10" draw:name="Image11" text:anchor-type="paragraph" svg:x="-0.28465in" svg:y="0in" svg:width="10.63622in" svg:height="1.08819in" style:rel-width="scale" style:rel-height="scale"><draw:image xlink:href="media/image11.png" xlink:type="simple" xlink:show="embed" xlink:actuate="onLoad"/><svg:title/><svg:desc/></draw:frame></text:span></text:p>
      <text:p text:style-name="P88"/>
      <text:p text:style-name="P89"/>
      <text:p text:style-name="P90">Copy a directory:-</text:p>
      <text:p text:style-name="P91"/>
      <text:p text:style-name="Standard"><text:span text:style-name="T92"><draw:frame draw:z-index="251648000" draw:style-name="a11" draw:name="Image12" text:anchor-type="paragraph" svg:x="-0.27441in" svg:y="0in" svg:width="10.63622in" svg:height="0.91654in" style:rel-width="scale" style:rel-height="scale"><draw:image xlink:href="media/image12.png" xlink:type="simple" xlink:show="embed" xlink:actuate="onLoad"/><svg:title/><svg:desc/></draw:frame></text:span></text:p>
      <text:p text:style-name="P93"/>
      <text:p text:style-name="P94">11)mv:-</text:p>
      <text:p text:style-name="P95"/>
      <text:p text:style-name="P96">command:- mv<text:s/>Test.txt new.txt--&gt;for rename</text:p>
      <text:p text:style-name="P97"><text:tab/><text:tab/><text:s text:c="3"/>mv new.txt OSC(Move the files)</text:p>
      <text:p text:style-name="P98"/>
      <text:p text:style-name="Standard"><text:span text:style-name="T99"><draw:frame draw:z-index="251670528" draw:style-name="a12" draw:name="Image13" text:anchor-type="paragraph" svg:x="0in" svg:y="0in" svg:width="10.11811in" svg:height="2.09724in" style:rel-width="scale" style:rel-height="scale"><draw:image xlink:href="media/image13.png" xlink:type="simple" xlink:show="embed" xlink:actuate="onLoad"/><svg:title/><svg:desc/></draw:frame></text:span></text:p>
      <text:p text:style-name="P100"/>
      <text:p text:style-name="P101"/>
      <text:p text:style-name="P102"/>
      <text:p text:style-name="P103"/>
      <text:p text:style-name="P104"/>
      <text:p text:style-name="P105">12)mv(Rename a file):-</text:p>
      <text:p text:style-name="Standard"><text:span text:style-name="T106"><draw:frame draw:z-index="251649024" draw:style-name="a13" draw:name="Image14" text:anchor-type="paragraph" svg:x="0.17992in" svg:y="-0.20748in" svg:width="9.74449in" svg:height="2.64528in" style:rel-width="scale" style:rel-height="scale"><draw:image xlink:href="media/image14.png" xlink:type="simple" xlink:show="embed" xlink:actuate="onLoad"/><svg:title/><svg:desc/></draw:frame></text:span></text:p>
      <text:p text:style-name="P107"/>
      <text:p text:style-name="P108"/>
      <text:p text:style-name="P109">13)tac, rev(Print the file in reverse order, Reverse each line in the file):-</text:p>
      <text:p text:style-name="P110"/>
      <text:p text:style-name="P111">tac:-</text:p>
      <text:p text:style-name="P112"/>
      <text:p text:style-name="Standard"><text:span text:style-name="T113"><draw:frame draw:z-index="251650048" draw:style-name="a14" draw:name="Image15" text:anchor-type="paragraph" svg:x="0.03976in" svg:y="0.10984in" svg:width="9.81102in" svg:height="0.9252in" style:rel-width="scale" style:rel-height="scale"><draw:image xlink:href="media/image15.png" xlink:type="simple" xlink:show="embed" xlink:actuate="onLoad"/><svg:title/><svg:desc/></draw:frame></text:span></text:p>
      <text:p text:style-name="P114">rev:-</text:p>
      <text:p text:style-name="P115"/>
      <text:p text:style-name="Standard"><text:span text:style-name="T116"><draw:frame draw:z-index="251651072" draw:style-name="a15" draw:name="Image16" text:anchor-type="paragraph" svg:x="0.06457in" svg:y="0in" svg:width="9.73898in" svg:height="0.77913in" style:rel-width="scale" style:rel-height="scale"><draw:image xlink:href="media/image16.png" xlink:type="simple" xlink:show="embed" xlink:actuate="onLoad"/><svg:title/><svg:desc/></draw:frame></text:span></text:p>
      <text:p text:style-name="P117"/>
      <text:p text:style-name="P118"/>
      <text:p text:style-name="P119">14)mkdir:-(Create directory)</text:p>
      <text:p text:style-name="P120"/>
      <text:p text:style-name="Standard"><text:span text:style-name="T121"><draw:frame draw:z-index="251652096" draw:style-name="a16" draw:name="Image17" text:anchor-type="paragraph" svg:x="0.14646in" svg:y="0in" svg:width="9.53386in" svg:height="1.62835in" style:rel-width="scale" style:rel-height="scale"><draw:image xlink:href="media/image17.png" xlink:type="simple" xlink:show="embed" xlink:actuate="onLoad"/><svg:title/><svg:desc/></draw:frame></text:span></text:p>
      <text:p text:style-name="P122"/>
      <text:p text:style-name="P123"/>
      <text:p text:style-name="P124">15)wc:-(Count the words, characters and lines in a file)</text:p>
      <text:p text:style-name="P125"/>
      <text:p text:style-name="Standard"><text:span text:style-name="T126"><draw:frame draw:z-index="251653120" draw:style-name="a17" draw:name="Image18" text:anchor-type="paragraph" svg:x="-0.00354in" svg:y="0.13543in" svg:width="9.7811in" svg:height="1.08661in" style:rel-width="scale" style:rel-height="scale"><draw:image xlink:href="media/image18.png" xlink:type="simple" xlink:show="embed" xlink:actuate="onLoad"/><svg:title/><svg:desc/></draw:frame></text:span></text:p>
      <text:p text:style-name="P127"/>
      <text:p text:style-name="P128">16)cd(Change current directory):-</text:p>
      <text:p text:style-name="P129"/>
      <text:p text:style-name="Standard"><text:span text:style-name="T130"><draw:frame draw:z-index="251654144" draw:style-name="a18" draw:name="Image19" text:anchor-type="paragraph" svg:x="0.53819in" svg:y="0.05197in" svg:width="8.69843in" svg:height="0.71811in" style:rel-width="scale" style:rel-height="scale"><draw:image xlink:href="media/image19.png" xlink:type="simple" xlink:show="embed" xlink:actuate="onLoad"/><svg:title/><svg:desc/></draw:frame></text:span></text:p>
      <text:p text:style-name="P131"/>
      <text:p text:style-name="P132"/>
      <text:p text:style-name="P133"/>
      <text:p text:style-name="P134"/>
      <text:p text:style-name="P135">17)rm(Remove a file, remove a directory ( with -R )):-</text:p>
      <text:p text:style-name="P136"/>
      <text:p text:style-name="P137"/>
      <text:p text:style-name="Standard"><text:span text:style-name="T138"><draw:frame draw:z-index="251663360" draw:style-name="a19" draw:name="Image30" text:anchor-type="paragraph" svg:x="0in" svg:y="0in" svg:width="10.13268in" svg:height="2.42283in" style:rel-width="scale" style:rel-height="scale"><draw:image xlink:href="media/image20.png" xlink:type="simple" xlink:show="embed" xlink:actuate="onLoad"/><svg:title/><svg:desc/></draw:frame></text:span></text:p>
      <text:p text:style-name="Standard"><text:span text:style-name="T139"><draw:frame draw:z-index="251671552" draw:style-name="a20" draw:name="Image31" text:anchor-type="paragraph" svg:x="0in" svg:y="0in" svg:width="10.11811in" svg:height="1.89173in" style:rel-width="scale" style:rel-height="scale"><draw:image xlink:href="media/image21.png" xlink:type="simple" xlink:show="embed" xlink:actuate="onLoad"/><svg:title/><svg:desc/></draw:frame></text:span></text:p>
      <text:p text:style-name="P140"/>
      <text:p text:style-name="P141">18)rmdir(remove empty directory):-</text:p>
      <text:p text:style-name="P142"/>
      <text:p text:style-name="Standard"><text:span text:style-name="T143"><draw:frame draw:z-index="251655168" draw:style-name="a21" draw:name="Image20" text:anchor-type="paragraph" svg:x="0.23622in" svg:y="0.05197in" svg:width="8.84449in" svg:height="1.52087in" style:rel-width="scale" style:rel-height="scale"><draw:image xlink:href="media/image22.png" xlink:type="simple" xlink:show="embed" xlink:actuate="onLoad"/><svg:title/><svg:desc/></draw:frame></text:span></text:p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>19)touch(change the modification time ,<text:s/>Create Multiple empty files at once):-</text:p>
      <text:p text:style-name="P152"/>
      <text:p text:style-name="Standard"><text:span text:style-name="T153"><draw:frame draw:z-index="251656192" draw:style-name="a22" draw:name="Image21" text:anchor-type="paragraph" svg:x="0.20472in" svg:y="0.13543in" svg:width="8.67795in" svg:height="0.9063in" style:rel-width="scale" style:rel-height="scale"><draw:image xlink:href="media/image23.png" xlink:type="simple" xlink:show="embed" xlink:actuate="onLoad"/><svg:title/><svg:desc/></draw:frame></text:span></text:p>
      <text:p text:style-name="P154"/>
      <text:p text:style-name="P155"/>
      <text:p text:style-name="P156"/>
      <text:p text:style-name="P157"/>
      <text:p text:style-name="P158">20)sort(Sort file.):-</text:p>
      <text:p text:style-name="Standard"><text:span text:style-name="T159"><draw:frame draw:z-index="251672576" draw:style-name="a23" draw:name="Image22" text:anchor-type="paragraph" svg:x="0.17441in" svg:y="0.19803in" svg:width="8.54094in" svg:height="2.32717in" style:rel-width="scale" style:rel-height="scale"><draw:image xlink:href="media/image24.png" xlink:type="simple" xlink:show="embed" xlink:actuate="onLoad"/><svg:title/><svg:desc/></draw:frame></text:span></text:p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>21)uniq(Avoid repetition in a file.):-</text:p>
      <text:p text:style-name="P180"/>
      <text:p text:style-name="Standard"><text:span text:style-name="T181"><draw:frame draw:z-index="251664384" draw:style-name="a24" draw:name="Image23" text:anchor-type="paragraph" svg:x="0.00709in" svg:y="0in" svg:width="7.95827in" svg:height="2.41654in" style:rel-width="scale" style:rel-height="scale"><draw:image xlink:href="media/image25.png" xlink:type="simple" xlink:show="embed" xlink:actuate="onLoad"/><svg:title/><svg:desc/></draw:frame></text:span></text:p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>22)head(Print the specified number of lines from top in the file.):-</text:p>
      <text:p text:style-name="P194"/>
      <text:p text:style-name="Standard"><text:span text:style-name="T195"><draw:frame draw:z-index="251657216" draw:style-name="a25" draw:name="Image24" text:anchor-type="paragraph" svg:x="-0.02441in" svg:y="0.03661in" svg:width="8.44843in" svg:height="5.05197in" style:rel-width="scale" style:rel-height="scale"><draw:image xlink:href="media/image26.png" xlink:type="simple" xlink:show="embed" xlink:actuate="onLoad"/><svg:title/><svg:desc/></draw:frame></text:span></text:p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>23)tail(Print the specified number of lines from bottom in the file.):-</text:p>
      <text:p text:style-name="P218"/>
      <text:p text:style-name="Standard"><text:span text:style-name="T219"><draw:frame draw:z-index="251658240" draw:style-name="a26" draw:name="Image25" text:anchor-type="paragraph" svg:x="0.00709in" svg:y="0.03661in" svg:width="8.41732in" svg:height="4.48976in" style:rel-width="scale" style:rel-height="scale"><draw:image xlink:href="media/image27.png" xlink:type="simple" xlink:show="embed" xlink:actuate="onLoad"/><svg:title/><svg:desc/></draw:frame></text:span></text:p>
      <text:p text:style-name="P220"/>
      <text:p text:style-name="P221"/>
      <text:p text:style-name="P222"/>
      <text:p text:style-name="P223"/>
      <text:p text:style-name="P224"/>
      <text:p text:style-name="P225"/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p text:style-name="P237">24)factor(Find the factors of a number):-</text:p>
      <text:p text:style-name="P238"/>
      <text:p text:style-name="Standard"><text:span text:style-name="T239"><draw:frame draw:z-index="251659264" draw:style-name="a27" draw:name="Image26" text:anchor-type="paragraph" svg:x="0.00709in" svg:y="0in" svg:width="7.95827in" svg:height="0.76024in" style:rel-width="scale" style:rel-height="scale"><draw:image xlink:href="media/image28.png" xlink:type="simple" xlink:show="embed" xlink:actuate="onLoad"/><svg:title/><svg:desc/></draw:frame></text:span></text:p>
      <text:p text:style-name="P240"/>
      <text:p text:style-name="P241"/>
      <text:p text:style-name="P242"/>
      <text:p text:style-name="P243"/>
      <text:p text:style-name="P244">25)alias(Create command shortcut):-</text:p>
      <text:p text:style-name="Standard"><text:span text:style-name="T245"><draw:frame draw:z-index="251665408" draw:style-name="a28" draw:name="Image32" text:anchor-type="paragraph" svg:x="0.07992in" svg:y="0.15709in" svg:width="8.1874in" svg:height="6.48976in" style:rel-width="scale" style:rel-height="scale"><draw:image xlink:href="media/image29.png" xlink:type="simple" xlink:show="embed" xlink:actuate="onLoad"/><svg:title/><svg:desc/></draw:frame></text:span></text:p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p text:style-name="P269"/>
      <text:p text:style-name="P270"/>
      <text:p text:style-name="P271"/>
      <text:p text:style-name="P272">26)unalias(remove the command<text:s/>shortcut):-</text:p>
      <text:p text:style-name="Standard"><text:span text:style-name="T273"><draw:frame draw:z-index="251666432" draw:style-name="a29" draw:name="Image33" text:anchor-type="paragraph" svg:x="0.04843in" svg:y="0.23976in" svg:width="8.1874in" svg:height="3.32283in" style:rel-width="scale" style:rel-height="scale"><draw:image xlink:href="media/image30.png" xlink:type="simple" xlink:show="embed" xlink:actuate="onLoad"/><svg:title/><svg:desc/></draw:frame></text:span></text:p>
      <text:p text:style-name="P274"/>
      <text:p text:style-name="P275"/>
      <text:p text:style-name="P276"/>
      <text:p text:style-name="P277"/>
      <text:p text:style-name="P278"/>
      <text:p text:style-name="P279"/>
      <text:p text:style-name="P280"/>
      <text:p text:style-name="P281"/>
      <text:p text:style-name="P282"/>
      <text:p text:style-name="P283"/>
      <text:p text:style-name="P284"/>
      <text:p text:style-name="P285"/>
      <text:p text:style-name="P286"/>
      <text:p text:style-name="P287"/>
      <text:p text:style-name="P288"/>
      <text:p text:style-name="P289"/>
      <text:p text:style-name="P290"/>
      <text:p text:style-name="P291"/>
      <text:p text:style-name="P292"/>
      <text:p text:style-name="P293">27)echo(Print environment variables individually):-</text:p>
      <text:p text:style-name="P294"/>
      <text:p text:style-name="Standard"><text:span text:style-name="T295"><draw:frame draw:z-index="251667456" draw:style-name="a30" draw:name="Image34" text:anchor-type="paragraph" svg:x="0.09016in" svg:y="0.05354in" svg:width="5in" svg:height="1.0626in" style:rel-width="scale" style:rel-height="scale"><draw:image xlink:href="media/image31.png" xlink:type="simple" xlink:show="embed" xlink:actuate="onLoad"/><svg:title/><svg:desc/></draw:frame></text:span></text:p>
      <text:p text:style-name="P296"/>
      <text:p text:style-name="P297"/>
      <text:p text:style-name="P298"/>
      <text:p text:style-name="P299"/>
      <text:p text:style-name="P300"/>
      <text:p text:style-name="P301"/>
      <text:p text:style-name="P302">28)ps(Print current processes):-</text:p>
      <text:p text:style-name="P303"/>
      <text:p text:style-name="Standard"><text:span text:style-name="T304"><draw:frame draw:z-index="251660288" draw:style-name="a31" draw:name="Image27" text:anchor-type="paragraph" svg:x="-0.06614in" svg:y="0.02992in" svg:width="7.95827in" svg:height="2.86457in" style:rel-width="scale" style:rel-height="scale"><draw:image xlink:href="media/image32.png" xlink:type="simple" xlink:show="embed" xlink:actuate="onLoad"/><svg:title/><svg:desc/></draw:frame></text:span></text:p>
      <text:p text:style-name="P305"/>
      <text:p text:style-name="P306"/>
      <text:p text:style-name="P307"/>
      <text:p text:style-name="P308"/>
      <text:p text:style-name="P309"/>
      <text:p text:style-name="P310"/>
      <text:p text:style-name="P311"/>
      <text:p text:style-name="P312"/>
      <text:p text:style-name="P313"/>
      <text:p text:style-name="P314"/>
      <text:p text:style-name="P315"/>
      <text:p text:style-name="P316"/>
      <text:p text:style-name="P317"/>
      <text:p text:style-name="P318">29)kill(Kill the process):-</text:p>
      <text:p text:style-name="P319"/>
      <text:p text:style-name="Standard"><text:span text:style-name="T320"><draw:frame draw:z-index="251661312" draw:style-name="a32" draw:name="Image28" text:anchor-type="paragraph" svg:x="0in" svg:y="0in" svg:width="10.11811in" svg:height="0.67087in" style:rel-width="scale" style:rel-height="scale"><draw:image xlink:href="media/image33.png" xlink:type="simple" xlink:show="embed" xlink:actuate="onLoad"/><svg:title/><svg:desc/></draw:frame></text:span></text:p>
      <text:p text:style-name="P321"/>
      <text:p text:style-name="P322"/>
      <text:p text:style-name="P323">30)env(Print environment variables):-</text:p>
      <text:p text:style-name="P324"/>
      <text:p text:style-name="Standard"><text:span text:style-name="T325"><draw:frame draw:z-index="251662336" draw:style-name="a33" draw:name="Image29" text:anchor-type="paragraph" svg:x="0in" svg:y="0in" svg:width="10.76457in" svg:height="5.52992in" style:rel-width="scale" style:rel-height="scale"><draw:image xlink:href="media/image34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11.693in" fo:page-height="16.5354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misha Madav</dc:creator>
    <meta:creation-date>2023-12-06T17:39:00Z</meta:creation-date>
    <dc:date>2023-12-22T14:01:00Z</dc:date>
    <meta:template xlink:href="Normal" xlink:type="simple"/>
    <meta:editing-cycles>18</meta:editing-cycles>
    <meta:editing-duration>PT3840S</meta:editing-duration>
    <meta:document-statistic meta:page-count="1" meta:paragraph-count="3" meta:word-count="280" meta:character-count="1874" meta:row-count="13" meta:non-whitespace-character-count="1597"/>
  </office:meta>
</office:document-meta>
</file>